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afc7" officeooo:paragraph-rsid="0003afc7"/>
    </style:style>
    <style:style style:name="P2" style:family="paragraph" style:parent-style-name="Standard">
      <style:text-properties fo:font-variant="normal" fo:text-transform="none" fo:color="#201f35" loext:opacity="100%" style:text-line-through-style="none" style:text-line-through-type="none" style:font-name="Verdana" fo:font-size="8.25pt" fo:letter-spacing="normal" fo:font-style="normal" style:text-underline-style="none" fo:font-weight="normal" officeooo:rsid="0003afc7" officeooo:paragraph-rsid="0003afc7" style:text-blinking="false" loext:padding="0cm" loext:border="none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Verdana" fo:font-size="8.25pt" fo:letter-spacing="normal" fo:font-style="normal" style:text-underline-style="none" fo:font-weight="normal" officeooo:rsid="0003afc7" officeooo:paragraph-rsid="0003afc7" style:text-blinking="false" loext:padding="0cm" loext:border="none"/>
    </style:style>
    <style:style style:name="P4" style:family="paragraph" style:parent-style-name="Standard">
      <style:text-properties officeooo:rsid="00053098" officeooo:paragraph-rsid="00053098"/>
    </style:style>
    <style:style style:name="P5" style:family="paragraph" style:parent-style-name="Standard">
      <style:text-properties officeooo:rsid="0006ca64" officeooo:paragraph-rsid="0006ca64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Verdana" fo:font-size="8.25pt" fo:font-style="normal" fo:font-weight="normal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Verdana" fo:font-size="8.25pt" fo:font-style="normal" fo:font-weight="normal" officeooo:paragraph-rsid="0004be94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03afc7" officeooo:paragraph-rsid="0003afc7"/>
    </style:style>
    <style:style style:name="T1" style:family="text">
      <style:text-properties fo:font-variant="normal" fo:text-transform="none" fo:color="#5d5c6d" loext:opacity="100%" style:font-name="Verdana" fo:font-size="8.25pt" fo:letter-spacing="normal" fo:font-style="normal" fo:font-weight="normal"/>
    </style:style>
    <style:style style:name="T2" style:family="text">
      <style:text-properties fo:font-variant="normal" fo:text-transform="none" fo:color="#5d5c6d" loext:opacity="100%" style:font-name="Verdana" fo:font-size="8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01f35" loext:opacity="100%" style:text-line-through-style="none" style:text-line-through-type="none" style:font-name="Verdana" fo:font-size="8.2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color="#5d5c6d" loext:opacity="100%" fo:letter-spacing="normal"/>
    </style:style>
    <style:style style:name="T5" style:family="text">
      <style:text-properties fo:color="#5d5c6d" loext:opacity="100%" fo:letter-spacing="normal" officeooo:rsid="0003af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</text:p>
      <text:p text:style-name="P1">HL - Enfermagem – CTI/UCI</text:p>
      <text:p text:style-name="P3"><text:bookmark text:name="cbpPastas_tabPastas_AT2T"/>Indicadores Gerenciais</text:p>
      <text:p text:style-name="P1"><text:span text:style-name="T1">3526 - Estatística dispositivos de Assistência do CTI Geral - PEP</text:span> </text:p>
      <text:p text:style-name="P1"/>
      <text:p text:style-name="P1"/>
      <text:p text:style-name="P1">IMP - Infecção Hospitalar<text:tab/></text:p>
      <text:p text:style-name="P1"><text:bookmark text:name="cbpPastas_tabPastas_AT0T"/><text:span text:style-name="T3">SCIH</text:span></text:p>
      <text:p text:style-name="P1"><text:span text:style-name="T1">2962 - Dose Antimicrobiano - HL</text:span> </text:p>
      <text:p text:style-name="P8"><text:span text:style-name="T2">3693 – Culturas</text:span></text:p>
      <text:p text:style-name="P1"/>
      <text:p text:style-name="P2">Sensibilidade</text:p>
      <text:p text:style-name="P1"><text:span text:style-name="T1">3456 - Perfil de Sensibilidade Antimicrobiana</text:span> </text:p>
      <text:p text:style-name="P1"/>
      <text:p text:style-name="P2"><text:bookmark text:name="cbpPastas_tabPastas_AT3T"/>Antibioticoprofilaxia Cirúrgica</text:p>
      <text:p text:style-name="P1"><text:span text:style-name="T1">3712 - Auditoria de Antibioticoprofilaxia Cirúrgica</text:span> </text:p>
      <text:p text:style-name="P1"/>
      <text:p text:style-name="P1"/>
      <text:p text:style-name="P4">MVREPORT</text:p>
      <text:p text:style-name="P4"/>
      <text:p text:style-name="P4"/>
      <text:p text:style-name="P4">PSIH - Controle de Infecção</text:p>
      <text:p text:style-name="P5">Relatórios → Opeacio → Censo Hospitalar e Retroativo;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02T09:58:42.302000000</dc:date>
    <meta:editing-duration>PT26M9S</meta:editing-duration>
    <meta:editing-cycles>5</meta:editing-cycles>
    <meta:document-statistic meta:table-count="0" meta:image-count="0" meta:object-count="0" meta:page-count="1" meta:paragraph-count="15" meta:word-count="60" meta:character-count="422" meta:non-whitespace-character-count="370"/>
  </office:meta>
</office:document-meta>
</file>